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visible icon of password field on "Reset password" pag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Forgot password?" link</text:p>
          </table:table-cell>
          <table:table-cell office:value-type="string" table:style-name="ce4">
            <text:p>User is redirected to "Forgot your password?"<text:s/></text:p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found user's email in displayed field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"Submit" button</text:p>
          </table:table-cell>
          <table:table-cell office:value-type="string" table:style-name="ce4">
            <text:p>Email with information for password reset is<text:s/></text:p>
            <text:p>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Click on the link for password reset</text:p>
          </table:table-cell>
          <table:table-cell office:value-type="string" table:style-name="ce3">
            <text:p>"Reset password" page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9. Verify that there is "visible" icon on "New password" field</text:p>
          </table:table-cell>
          <table:table-cell office:value-type="string" table:style-name="ce4">
            <text:p>There is "visible" icon on "New password"<text:s/></text:p>
            <text:p>fiel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0. Enter random text in "New password" field</text:p>
          </table:table-cell>
          <table:table-cell office:value-type="string" table:style-name="ce4">
            <text:p>Visible icon is set to hide by default, password is represented with bullet sign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Click on visible icon</text:p>
          </table:table-cell>
          <table:table-cell office:value-type="string" table:style-name="ce3">
            <text:p>Password text is visible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19:00Z</meta:creation-date>
    <dc:date>2022-07-01T08:41:48Z</dc:date>
  </office:meta>
</office:document-meta>
</file>